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d5b4" officeooo:paragraph-rsid="001ad5b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971" officeooo:paragraph-rsid="001b297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d5b4"/>
    </style:style>
    <style:style style:name="T6" style:family="text">
      <style:text-properties officeooo:rsid="001d2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6th</text:span> of <text:span text:style-name="T5">September 2022</text:span> under the <text:span text:style-name="T5">24th</text:span> PA Meeting.</text:p>
      <text:p text:style-name="P1"/>
      <text:p text:style-name="P1">The Assembly, recognising the current situation,</text:p>
      <text:p text:style-name="P1"/>
      <text:p text:style-name="P4">Constitutes the need to abolish the ACotCotS, <text:span text:style-name="T6">t</text:span>hrough the experience of the Cots the ACotCotS has played no role in any relevant decisions and in general has done nothing at all except exist.</text:p>
      <text:p text:style-name="P1"/>
      <text:p text:style-name="P1">And proceeds.</text:p>
      <text:p text:style-name="P1"/>
      <text:p text:style-name="P1">Signed by,</text:p>
      <text:p text:style-name="P4">Thanster</text:p>
      <text:p text:style-name="P5">Comradedoggo_22</text:p>
      <text:p text:style-name="P5">Emeralda_axe7</text:p>
      <text:p text:style-name="P5">_yoran_</text:p>
      <text:p text:style-name="P1"/>
      <text:p text:style-name="P1"/>
      <text:p text:style-name="P1"/>
      <text:p text:style-name="Standard"><text:span text:style-name="T1">[</text:span><text:span text:style-name="T2">Motion 24-5: To abolish the ACotCot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08:52:14.034089800</dc:date>
    <meta:editing-duration>PT3M9S</meta:editing-duration>
    <meta:editing-cycles>8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0" meta:word-count="68" meta:character-count="431" meta:non-whitespace-character-count="373"/>
  </office:meta>
</office:document-meta>
</file>